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P2" style:family="paragraph" style:parent-style-name="Standard">
      <style:paragraph-properties fo:margin-top="0cm" fo:margin-bottom="0cm" loext:contextual-spacing="false"/>
      <style:text-properties style:font-name="Garamond" fo:font-size="16pt" fo:language="fr" fo:country="FR" officeooo:rsid="000c7d02" officeooo:paragraph-rsid="000c7d02" style:font-size-asian="16pt" style:language-asian="zxx" style:country-asian="none" style:font-size-complex="16pt" style:language-complex="zxx" style:country-complex="none"/>
    </style:style>
    <style:style style:name="P3" style:family="paragraph" style:parent-style-name="Standard">
      <style:text-properties style:font-name="Garamond"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center" style:justify-single-word="false"/>
      <style:text-properties style:font-name="Garamond" fo:font-size="18pt" fo:language="fr" fo:country="FR" fo:font-weight="bold" officeooo:rsid="0024605b" officeooo:paragraph-rsid="0024605b"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master-page-name="">
      <loext:graphic-properties draw:fill="none"/>
      <style:paragraph-properties fo:margin-left="1.101cm" fo:margin-right="0cm" fo:text-indent="0cm" style:auto-text-indent="false" style:page-number="auto"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6" style:family="paragraph" style:parent-style-name="Standard" style:master-page-name="">
      <loext:graphic-properties draw:fill="none"/>
      <style:paragraph-properties fo:margin-left="1.101cm" fo:margin-right="0cm" fo:margin-top="0cm" fo:margin-bottom="0cm" loext:contextual-spacing="false" fo:text-indent="0cm" style:auto-text-indent="false" style:page-number="auto" fo:background-color="transparent"/>
      <style:text-properties style:font-name="Garamond" fo:font-size="14pt" fo:language="fr" fo:country="FR" officeooo:rsid="0024605b" officeooo:paragraph-rsid="0024605b" style:font-size-asian="14pt" style:language-asian="zxx" style:country-asian="none" style:font-size-complex="14pt" style:language-complex="zxx" style:country-complex="none"/>
    </style:style>
    <style:style style:name="P7"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24605b" officeooo:paragraph-rsid="0024605b" style:font-size-asian="14pt" style:language-asian="zxx" style:country-asian="none" style:font-size-complex="14pt" style:language-complex="zxx" style:country-complex="none"/>
    </style:style>
    <style:style style:name="P8"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0c7d02" officeooo:paragraph-rsid="0024605b" style:font-size-asian="14pt" style:language-asian="zxx" style:country-asian="none" style:font-size-complex="14pt" style:language-complex="zxx" style:country-complex="none"/>
    </style:style>
    <style:style style:name="P9"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text-position="0% 100%" style:font-name="Garamond" fo:font-size="14pt" fo:language="fr" fo:country="FR" officeooo:rsid="0024605b" officeooo:paragraph-rsid="0024605b" style:font-size-asian="14pt" style:language-asian="zxx" style:country-asian="none" style:font-size-complex="14pt" style:language-complex="zxx" style:country-complex="none"/>
    </style:style>
    <style:style style:name="P10"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4e73c" officeooo:paragraph-rsid="0024e73c" style:font-size-asian="14pt" style:language-asian="zxx" style:country-asian="none" style:font-size-complex="14pt" style:language-complex="zxx" style:country-complex="none"/>
    </style:style>
    <style:style style:name="P1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3e51c" style:font-size-asian="14pt" style:language-asian="zxx" style:country-asian="none" style:font-size-complex="14pt" style:language-complex="zxx" style:country-complex="none"/>
    </style:style>
    <style:style style:name="P12"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100f" officeooo:paragraph-rsid="001b100f" style:font-size-asian="14pt" style:language-asian="zxx" style:country-asian="none" style:font-size-complex="14pt" style:language-complex="zxx" style:country-complex="none"/>
    </style:style>
    <style:style style:name="P13"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4be6" officeooo:paragraph-rsid="001b4be6" style:font-size-asian="14pt" style:language-asian="zxx" style:country-asian="none" style:font-size-complex="14pt" style:language-complex="zxx" style:country-complex="none"/>
    </style:style>
    <style:style style:name="P14"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6dc2c" officeooo:paragraph-rsid="0026dc2c" style:font-size-asian="14pt" style:language-asian="zxx" style:country-asian="none" style:font-size-complex="14pt" style:language-complex="zxx" style:country-complex="none"/>
    </style:style>
    <style:style style:name="P15"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6dc2c" officeooo:paragraph-rsid="00276eac" style:font-size-asian="14pt" style:language-asian="zxx" style:country-asian="none" style:font-size-complex="14pt" style:language-complex="zxx" style:country-complex="none"/>
    </style:style>
    <style:style style:name="P16"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7f51b" officeooo:paragraph-rsid="0027f51b" style:font-size-asian="14pt" style:language-asian="zxx" style:country-asian="none" style:font-size-complex="14pt" style:language-complex="zxx" style:country-complex="none"/>
    </style:style>
    <style:style style:name="P17" style:family="paragraph" style:parent-style-name="Standard" style:list-style-name="L1">
      <style:text-properties style:font-name="Garamond" fo:font-size="16pt" fo:language="fr" fo:country="FR" fo:font-weight="bold" officeooo:rsid="0024605b" officeooo:paragraph-rsid="0024605b" style:font-size-asian="16pt" style:language-asian="zxx" style:country-asian="none" style:font-weight-asian="bold" style:font-size-complex="16pt" style:language-complex="zxx" style:country-complex="none" style:font-weight-complex="bold"/>
    </style:style>
    <style:style style:name="P18" style:family="paragraph" style:parent-style-name="Standard" style:list-style-name="L1">
      <style:text-properties style:font-name="Garamond" fo:font-size="16pt" fo:language="fr" fo:country="FR" fo:font-weight="bold" officeooo:rsid="0024e73c" officeooo:paragraph-rsid="0024e73c" style:font-size-asian="16pt" style:language-asian="zxx" style:country-asian="none" style:font-weight-asian="bold" style:font-size-complex="16pt" style:language-complex="zxx" style:country-complex="none" style:font-weight-complex="bold"/>
    </style:style>
    <style:style style:name="P19" style:family="paragraph" style:parent-style-name="Standard" style:list-style-name="L1">
      <style:text-properties style:font-name="Garamond" fo:font-size="16pt" fo:language="fr" fo:country="FR" fo:font-weight="bold" officeooo:rsid="0026dc2c" officeooo:paragraph-rsid="0026dc2c" style:font-size-asian="16pt" style:language-asian="zxx" style:country-asian="none" style:font-weight-asian="bold" style:font-size-complex="16pt" style:language-complex="zxx" style:country-complex="none" style:font-weight-complex="bold"/>
    </style:style>
    <style:style style:name="P20" style:family="paragraph" style:parent-style-name="Standard">
      <style:text-properties style:font-name="Garamond" fo:font-size="16pt" fo:language="fr" fo:country="FR" officeooo:rsid="000c7d02" officeooo:paragraph-rsid="0013e51c" style:font-size-asian="16pt" style:language-asian="zxx" style:country-asian="none" style:font-size-complex="16pt" style:language-complex="zxx" style:country-complex="none"/>
    </style:style>
    <style:style style:name="T1" style:family="text">
      <style:text-properties officeooo:rsid="001feb0d"/>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276eac"/>
    </style:style>
    <style:style style:name="T5" style:family="text">
      <style:text-properties style:text-position="0% 100%" officeooo:rsid="002ce15c"/>
    </style:style>
    <style:style style:name="T6" style:family="text">
      <style:text-properties officeooo:rsid="00276eac"/>
    </style:style>
    <style:style style:name="T7" style:family="text">
      <style:text-properties officeooo:rsid="0029c133"/>
    </style:style>
    <style:style style:name="T8" style:family="text">
      <style:text-properties officeooo:rsid="002ce15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ms</text:p>
      <text:p text:style-name="P3"/>
      <text:list xml:id="list3682852897" text:style-name="L1">
        <text:list-item>
          <text:p text:style-name="P17">Noms Humains</text:p>
        </text:list-item>
      </text:list>
      <text:p text:style-name="P2"/>
      <text:p text:style-name="P6">Les noms des citoyens de la Confédération sont similaires à ceux utilisés dans les pays occidentaux du 21<text:span text:style-name="T2">eme</text:span><text:span text:style-name="T3"> siècle, à savoir un prénom (suivi parfois d’un second prénom) et d’un nom de famille.</text:span></text:p>
      <text:p text:style-name="P7"><text:span text:style-name="T3">Néanmoins, l’émancipation des </text:span><text:span text:style-name="T5">pilotes</text:span><text:span text:style-name="T3"> étant très forte dans l</text:span><text:span text:style-name="T5">eur formation</text:span><text:span text:style-name="T3">, la plupart préfère</text:span><text:span text:style-name="T4">nt</text:span><text:span text:style-name="T3"> utiliser un nom d’usage qu’ils </text:span><text:span text:style-name="T4">acquièrent</text:span><text:span text:style-name="T3"> lors de leurs études ou durant leur vie professionnel</text:span><text:span text:style-name="T4">le</text:span><text:span text:style-name="T3">.</text:span></text:p>
      <text:p text:style-name="P9">Il est peu fréquent mais possible que ce nom change au cours de la vie d’un <text:span text:style-name="T8">pilote</text:span>.</text:p>
      <text:p text:style-name="P9">Ainsi, sur le plan juridique, seul le nom de famille et le prénom sont pris en compte, mais dans la vie quotidienne, le nom d’usage remplace le nom de famille.</text:p>
      <text:p text:style-name="P9"/>
      <text:p text:style-name="P9">Quelques exemples de noms de <text:span text:style-name="T8">pilotes</text:span> de la Confédération :</text:p>
      <text:p text:style-name="P9"/>
      <text:p text:style-name="P9">Noms masculins<text:tab/><text:tab/><text:tab/><text:tab/><text:tab/>Noms Féminins</text:p>
      <text:p text:style-name="P9"/>
      <text:p text:style-name="P9">Raymy ‘Gunner’ Barnes<text:tab/><text:tab/><text:tab/><text:tab/>Rene ‘Friction’ Kelly</text:p>
      <text:p text:style-name="P9">Gory ‘Slice’ Kera<text:tab/><text:tab/><text:tab/><text:tab/><text:tab/>Marthia ‘Shiny’ Richy</text:p>
      <text:p text:style-name="P9">Terey ‘Nova’ Pete<text:tab/><text:tab/><text:tab/><text:tab/><text:tab/>Joyce ‘ Aura’ Rodray</text:p>
      <text:p text:style-name="P9">Alten ‘Ant’ Lora<text:tab/><text:tab/><text:tab/><text:tab/><text:tab/>Lica ‘Coil’ Foste</text:p>
      <text:p text:style-name="P9">Emymo ‘Grim’ Garce<text:tab/><text:tab/><text:tab/><text:tab/>Mara ‘Virus’ Jenking</text:p>
      <text:p text:style-name="P9">Roby ‘Cross’ Coley<text:tab/><text:tab/><text:tab/><text:tab/><text:tab/>Jane ‘Chain’ Robell</text:p>
      <text:p text:style-name="P9">Wardy ‘Bells’ Belley<text:tab/><text:tab/><text:tab/><text:tab/>Mara ‘Bain’ Scampbenn</text:p>
      <text:p text:style-name="P9">Ruce ‘Lock’ Jackson<text:tab/><text:tab/><text:tab/><text:tab/>Diana ‘Dare’ Miry</text:p>
      <text:p text:style-name="P9">Stery ‘Catch’ Binson<text:tab/><text:tab/><text:tab/><text:tab/>Mildra ‘Frost’ Milly</text:p>
      <text:p text:style-name="P9">Lane ‘Hide’ Scotte<text:tab/><text:tab/><text:tab/><text:tab/><text:tab/>Eren ‘Barrage’ Mason</text:p>
      <text:p text:style-name="P9"/>
      <text:p text:style-name="P8"/>
      <text:list xml:id="list101309299957846" text:continue-numbering="true" text:style-name="L1">
        <text:list-item>
          <text:p text:style-name="P18">Noms Stranis</text:p>
        </text:list-item>
      </text:list>
      <text:p text:style-name="P5"/>
      <text:p text:style-name="P10">Les Stranis ont deux noms, le premier qui fait office de prénom ne peut pas s’écrire avec notre alphabet, il s’entend comme un sifflement avec une certaine mélodie, mais quasi impossible à reproduire par un corps humain.</text:p>
      <text:p text:style-name="P10">Par conséquent, les Stranis utilisent leur second nom, qui est un nom de portée (tous les individus d’une même portée portent ce même nom) qui lui se transcrit sous la forme de deux à trois syllabes.</text:p>
      <text:p text:style-name="P10"/>
      <text:p text:style-name="P10">Exemples de noms (de portée) Stranis :</text:p>
      <text:p text:style-name="P10">Sr’Klos<text:tab/><text:tab/>Mer Gs’Pac</text:p>
      <text:p text:style-name="P10">N’Bik<text:tab/><text:tab/><text:tab/>Dj’Mra</text:p>
      <text:p text:style-name="P10">Ar Kl’<text:tab/><text:tab/><text:tab/>Lf’Spyk</text:p>
      <text:p text:style-name="P10">Cr’Ser Nk’<text:tab/><text:tab/><text:span text:style-name="T7">Ni Kptang</text:span></text:p>
      <text:p text:style-name="P20"/>
      <text:p text:style-name="P20"/>
      <text:list xml:id="list101309071081475" text:continue-numbering="true" text:style-name="L1">
        <text:list-item>
          <text:p text:style-name="P19"><text:soft-page-break/>Noms Vadas</text:p>
        </text:list-item>
      </text:list>
      <text:p text:style-name="P11"/>
      <text:p text:style-name="P15">Les Vadas possède<text:span text:style-name="T6">nt</text:span> un nom composé contenant un préfixe pour leur sexe, suivie de leur prénom, puis le nom de leur clan, il est d’usage de prononcer tout le nom lorsque l’on s’adresse à un Vada. </text:p>
      <text:p text:style-name="P15"><text:span text:style-name="T6">O</text:span>ublier ou omettre l’un de ces éléments est perçu comme une injure. Du moins dans le contexte d’une discussion normale, en situation de combat par exemple, l’usage de diminutif n’est pas un souci du moment que l’individu est correctement identifi<text:span text:style-name="T6">é</text:span> par ce diminutif.</text:p>
      <text:p text:style-name="P14">Mais avec un certain degré d’intimité avec un Vada, il peut tolérer une appellation plus courte.</text:p>
      <text:p text:style-name="P16">Dans le cas où un Vada n’a plus de clan, c’est le suffixe ‘Klotre’ qui est utilisé</text:p>
      <text:p text:style-name="P16"/>
      <text:p text:style-name="P14">Exemples de noms Vadas :</text:p>
      <text:p text:style-name="P14"/>
      <text:p text:style-name="P14">Noms masculins<text:tab/><text:tab/><text:tab/><text:tab/><text:tab/>Noms féminins</text:p>
      <text:p text:style-name="P14">Ker-Glarud-Kroma<text:tab/><text:tab/><text:tab/><text:tab/>Var-Jirkol-Dlit</text:p>
      <text:p text:style-name="P14">Ker-Bluros-Kroma<text:tab/><text:tab/><text:tab/><text:tab/><text:tab/>Var-Dreko-Vlak</text:p>
      <text:p text:style-name="P14">Ker-Artis-Dlit<text:tab/><text:tab/><text:tab/><text:tab/><text:tab/>Var-Lanik-Qriik</text:p>
      <text:p text:style-name="P14">Ker-Sidro-Groluma<text:tab/><text:tab/><text:tab/><text:tab/>Var-Artis-Groluma</text:p>
      <text:p text:style-name="P14">Ker-Ptakilm-Vlak<text:tab/><text:tab/><text:tab/><text:tab/><text:tab/>Var-Pirtan-Mlani</text:p>
      <text:p text:style-name="P13"/>
      <text:p text:style-name="P1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MT1" style:family="text">
      <style:text-properties officeooo:rsid="001feb0d"/>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
        <text:p text:style-name="MP1">Par <text:span text:style-name="MT1">Orion le MJ</text:span> | Page <text:page-number text:select-page="current">2</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16S</meta:editing-duration>
    <meta:editing-cycles>22</meta:editing-cycles>
    <meta:generator>LibreOffice/6.0.2.1$Windows_X86_64 LibreOffice_project/f7f06a8f319e4b62f9bc5095aa112a65d2f3ac89</meta:generator>
    <dc:date>2020-03-13T10:13:08.211000000</dc:date>
    <meta:document-statistic meta:table-count="0" meta:image-count="0" meta:object-count="0" meta:page-count="2" meta:paragraph-count="39" meta:word-count="423" meta:character-count="2616" meta:non-whitespace-character-count="2167"/>
    <meta:user-defined meta:name="Info 1"/>
    <meta:user-defined meta:name="Info 2"/>
    <meta:user-defined meta:name="Info 3"/>
    <meta:user-defined meta:name="Info 4"/>
  </office:meta>
</office:document-meta>
</file>